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47"/>SNU developer log day 447</text:h>
      <text:p text:style-name="P1">I was doing a lot better today, I was a little tense at times. I was able to get started on many different projects that I wanted to do yesterday. I didn't do all the projects though. Today I did documentation, and I created a new tool that will delete, create, and manage snapshots on a SNU distribution. It is written in Python, my knowledge in Python was rusty on just a few things, but after figuring out integers, and how to define functions. The tool is in its most basic form, I don't have anywhere to test the delete function I am adding in yet. Today, I also worked on a BrowserNose update, and created an updated Firefox sniffing script (still mainly a template) and created a questionarium center, a place to ask lots of questions at once. I also updated the ideaboard, and created 10 more pages for separate developer log and update log entries.</text:p>
      <text:p text:style-name="P1">I would do more today, but I am not feeling completely OK. I also don't want to overload myself. Today was a decent day for site development, but hard to manage, as I had a lot of tension. The ideaboard is getting updates again as well, I will continue this for a while.</text:p>
      <text:p text:style-name="Text_20_body"><text:span text:style-name="T1">Sean Patrick Myrick on April 21st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6:26:56.434000000</meta:creation-date>
    <dc:date>2020-04-22T16:27:16.774000000</dc:date>
    <meta:editing-duration>PT21S</meta:editing-duration>
    <meta:editing-cycles>1</meta:editing-cycles>
    <meta:document-statistic meta:table-count="0" meta:image-count="0" meta:object-count="0" meta:page-count="1" meta:paragraph-count="4" meta:word-count="222" meta:character-count="1190" meta:non-whitespace-character-count="972"/>
    <meta:generator>LibreOffice/6.1.2.1$Windows_X86_64 LibreOffice_project/65905a128db06ba48db947242809d14d3f9a93fe</meta:generator>
  </office:meta>
</office:document-meta>
</file>